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2000000C32A0D80D8.png" manifest:media-type="image/png"/>
  <manifest:file-entry manifest:full-path="Pictures/100000000000018A000000CC1FD90397.png" manifest:media-type="image/png"/>
  <manifest:file-entry manifest:full-path="Pictures/10000000000001820000006FF2F85375.png" manifest:media-type="image/png"/>
  <manifest:file-entry manifest:full-path="Pictures/100000000000027A000000AFA53D1F0A.png" manifest:media-type="image/png"/>
  <manifest:file-entry manifest:full-path="Pictures/10000000000000B50000002228C69947.png" manifest:media-type="image/png"/>
  <manifest:file-entry manifest:full-path="Pictures/1000000000000091000000240A2E76B3.png" manifest:media-type="image/png"/>
  <manifest:file-entry manifest:full-path="Pictures/1000020100000177000000BDCC6928F0.png" manifest:media-type="image/png"/>
  <manifest:file-entry manifest:full-path="Pictures/100002010000018500000081F50431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은 돋움" svg:font-family="'은 돋움'" style:font-family-generic="roman" style:font-pitch="variable"/>
    <style:font-face style:name="은 돋움1" svg:font-family="'은 돋움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fo:min-height="2.563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0.691cm" svg:height="7.8cm" svg:x="1cm" svg:y="6.2cm">
          <draw:image xlink:href="Pictures/100002010000018500000081F5043130.png" xlink:type="simple" xlink:show="embed" xlink:actuate="onLoad">
            <text:p/>
          </draw:image>
        </draw:frame>
        <draw:frame draw:style-name="gr1" draw:text-style-name="P1" draw:layer="layout" svg:width="11cm" svg:height="7.8cm" svg:x="14cm" svg:y="6.2cm">
          <draw:image xlink:href="Pictures/1000020100000177000000BDCC6928F0.png" xlink:type="simple" xlink:show="embed" xlink:actuate="onLoad">
            <text:p/>
          </draw:image>
        </draw:frame>
        <draw:frame draw:style-name="gr1" draw:text-style-name="P1" draw:layer="layout" svg:width="10.8cm" svg:height="1.6cm" svg:x="14cm" svg:y="15.2cm">
          <draw:image xlink:href="Pictures/1000000000000091000000240A2E76B3.png" xlink:type="simple" xlink:show="embed" xlink:actuate="onLoad">
            <text:p/>
          </draw:image>
        </draw:frame>
        <draw:frame draw:style-name="gr1" draw:text-style-name="P1" draw:layer="layout" svg:width="10.2cm" svg:height="1.6cm" svg:x="1.4cm" svg:y="15.2cm">
          <draw:image xlink:href="Pictures/10000000000000B50000002228C69947.png" xlink:type="simple" xlink:show="embed" xlink:actuate="onLoad">
            <text:p/>
          </draw:image>
        </draw:frame>
        <draw:frame presentation:style-name="pr1" draw:layer="layout" svg:width="25.199cm" svg:height="2.563cm" svg:x="1.4cm" svg:y="0.837cm" presentation:class="title" presentation:user-transformed="true">
          <draw:text-box>
            <text:p>Find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Delete</text:p>
          </draw:text-box>
        </draw:frame>
        <draw:frame draw:style-name="gr1" draw:text-style-name="P1" draw:layer="layout" svg:width="14.2cm" svg:height="8.2cm" svg:x="13.8cm" svg:y="7.4cm">
          <draw:image xlink:href="Pictures/10000000000001820000006FF2F85375.png" xlink:type="simple" xlink:show="embed" xlink:actuate="onLoad">
            <text:p/>
          </draw:image>
        </draw:frame>
        <draw:frame draw:style-name="gr1" draw:text-style-name="P1" draw:layer="layout" svg:width="13.224cm" svg:height="8.4cm" svg:x="0.176cm" svg:y="7.4cm">
          <draw:image xlink:href="Pictures/100000000000018A000000CC1FD90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3" draw:layer="layout" svg:width="25.199cm" svg:height="3.506cm" svg:x="1.601cm" svg:y="0.694cm" presentation:class="title" presentation:user-transformed="true">
          <draw:text-box>
            <text:p>inc</text:p>
          </draw:text-box>
        </draw:frame>
        <draw:frame draw:style-name="gr1" draw:text-style-name="P1" draw:layer="layout" svg:width="12cm" svg:height="12.2cm" svg:x="0.8cm" svg:y="5cm">
          <draw:image xlink:href="Pictures/100000000000027A000000AFA53D1F0A.png" xlink:type="simple" xlink:show="embed" xlink:actuate="onLoad">
            <text:p/>
          </draw:image>
        </draw:frame>
        <draw:frame draw:style-name="gr1" draw:text-style-name="P1" draw:layer="layout" svg:width="12cm" svg:height="12cm" svg:x="14.6cm" svg:y="5.2cm">
          <draw:image xlink:href="Pictures/1000000000000212000000C32A0D8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은 돋움" svg:font-family="'은 돋움'" style:font-family-generic="roman" style:font-pitch="variable"/>
    <style:font-face style:name="은 돋움1" svg:font-family="'은 돋움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은 돋움" fo:font-size="24pt" fo:language="en" fo:country="US" style:font-name-asian="은 돋움1" style:font-size-asian="24pt" style:language-asian="ko" style:country-asian="KR" style:font-name-complex="은 돋움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은 돋움" fo:font-family="'은 돋움'" style:font-family-generic="roman" style:font-pitch="variable" fo:font-size="18pt" fo:font-style="normal" fo:text-shadow="none" style:text-underline-style="none" fo:font-weight="normal" style:letter-kerning="true" style:font-name-asian="은 돋움1" style:font-family-asian="'은 돋움'" style:font-family-generic-asian="system" style:font-pitch-asian="variable" style:font-size-asian="18pt" style:font-style-asian="normal" style:font-weight-asian="normal" style:font-name-complex="은 돋움1" style:font-family-complex="'은 돋움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은 돋움" fo:font-family="'은 돋움'" style:font-family-generic="roman" style:font-pitch="variable" fo:font-size="20pt" fo:font-style="normal" fo:text-shadow="none" style:text-underline-style="none" fo:font-weight="normal" style:letter-kerning="true" style:font-name-asian="은 돋움1" style:font-family-asian="'은 돋움'" style:font-family-generic-asian="system" style:font-pitch-asian="variable" style:font-size-asian="20pt" style:font-style-asian="normal" style:font-weight-asian="normal" style:font-name-complex="은 돋움1" style:font-family-complex="'은 돋움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은 돋움" fo:font-family="'은 돋움'" style:font-family-generic="roman" style:font-pitch="variable" fo:font-size="32pt" fo:font-style="normal" fo:text-shadow="none" style:text-underline-style="none" fo:font-weight="normal" style:letter-kerning="true" style:font-name-asian="은 돋움1" style:font-family-asian="'은 돋움'" style:font-family-generic-asian="system" style:font-pitch-asian="variable" style:font-size-asian="32pt" style:font-style-asian="normal" style:font-weight-asian="normal" style:font-name-complex="은 돋움1" style:font-family-complex="'은 돋움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은 돋움" fo:font-family="'은 돋움'" style:font-family-generic="roman" style:font-pitch="variable" fo:font-size="32pt" fo:font-style="normal" fo:text-shadow="none" style:text-underline-style="none" fo:font-weight="normal" style:letter-kerning="true" style:font-name-asian="은 돋움1" style:font-family-asian="'은 돋움'" style:font-family-generic-asian="system" style:font-pitch-asian="variable" style:font-size-asian="32pt" style:font-style-asian="normal" style:font-weight-asian="normal" style:font-name-complex="은 돋움1" style:font-family-complex="'은 돋움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은 돋움" fo:font-family="'은 돋움'" style:font-family-generic="roman" style:font-pitch="variable" fo:font-size="44pt" fo:font-style="normal" fo:text-shadow="none" style:text-underline-style="none" fo:font-weight="normal" style:letter-kerning="true" style:font-name-asian="은 돋움1" style:font-family-asian="'은 돋움'" style:font-family-generic-asian="system" style:font-pitch-asian="variable" style:font-size-asian="44pt" style:font-style-asian="normal" style:font-weight-asian="normal" style:font-name-complex="은 돋움1" style:font-family-complex="'은 돋움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0:28:52.592543645</meta:creation-date>
    <dc:date>2017-09-14T11:21:00.850721844</dc:date>
    <meta:editing-duration>PT21M48S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